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a72" officeooo:paragraph-rsid="00110a72"/>
    </style:style>
    <style:style style:name="P2" style:family="paragraph" style:parent-style-name="Standard">
      <style:text-properties officeooo:paragraph-rsid="00110a72"/>
    </style:style>
    <style:style style:name="T1" style:family="text">
      <style:text-properties officeooo:rsid="00110a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libasm</text:p>
      <text:p text:style-name="P1"/>
      <text:p text:style-name="P1">Su biblioteca se debe llamar libasm.a </text:p>
      <text:p text:style-name="P1">• Tiene que entregar un main que probará sus funciones y compilará con su biblioteca para mostrar que funciona. </text:p>
      <text:p text:style-name="P1">• Tiene que escribir las funciones siguientes: </text:p>
      <text:p text:style-name="P1"><text:tab/>◦ ft_strlen (man 3 strlen) </text:p>
      <text:p text:style-name="P1"><text:tab/>◦ ft_strcpy (man 3 strcpy)</text:p>
      <text:p text:style-name="P1"><text:tab/>◦ ft_strcmp (man 3 strcmp) </text:p>
      <text:p text:style-name="P1"><text:tab/>◦ ft_write (man 2 write) </text:p>
      <text:p text:style-name="P1"><text:tab/>◦ ft_read (man 2 read) </text:p>
      <text:p text:style-name="P1"><text:tab/>◦ ft_strdup (man 3 strdup, se autoriza malloc) </text:p>
      <text:p text:style-name="P1">• Debe verificar los errores durante las syscalls et reenviarlas correctamente. </text:p>
      <text:p text:style-name="P2"><text:span text:style-name="T1">• Vuestro código debe permitir la lectura de la variable errno (de &lt;</text:span>errno.h&gt;) desde un fichero .c</text:p>
      <text:p text:style-name="P1">• Para esto, está autorizado extern ___error</text:p>
      <text:p text:style-name="P1"/>
      <text:p text:style-name="P1">Parte extra:</text:p>
      <text:p text:style-name="P1"/>
      <text:p text:style-name="P1">Puede volver a escribir las funciones siguientes en asm: </text:p>
      <text:p text:style-name="P1"/>
      <text:p text:style-name="P1">La lista enlazada utilizará la estructura siguiente: </text:p>
      <text:p text:style-name="P1">typedef struct <text:tab/><text:tab/>s_list </text:p>
      <text:p text:style-name="P1">{ </text:p>
      <text:p text:style-name="P1"><text:tab/>void *data; </text:p>
      <text:p text:style-name="P1"><text:tab/>struct s_list *next; </text:p>
      <text:p text:style-name="P1">} <text:tab/><text:tab/><text:tab/>t_list; </text:p>
      <text:p text:style-name="P1"/>
      <text:p text:style-name="P1">• ft_atoi_base (Como la de la piscina) </text:p>
      <text:p text:style-name="P1">• ft_list_push_front (Como la de la piscina) </text:p>
      <text:p text:style-name="P1">• ft_list_size (Como la de la piscina) </text:p>
      <text:p text:style-name="P1">• ft_list_sort (Como la de la piscina) </text:p>
      <text:p text:style-name="P1">• ft_list_remove_if (Como la de la piscina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26" meta:word-count="166" meta:character-count="1015" meta:non-whitespace-character-count="842"/>
  </office:meta>
</office:document-meta>
</file>